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1">
            <text:p>KLR1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3330.0">
            <text:p>3330.0</text:p>
          </table:table-cell>
          <table:table-cell office:value-type="float" office:value="300.0">
            <text:p>30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13">
            <text:p>16.13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7">
            <text:p>KLR7</text:p>
          </table:table-cell>
          <table:table-cell office:value-type="float" office:value="67.005">
            <text:p>67.005</text:p>
          </table:table-cell>
          <table:table-cell office:value-type="float" office:value="-50.693">
            <text:p>-50.693</text:p>
          </table:table-cell>
          <table:table-cell office:value-type="float" office:value="4720.0">
            <text:p>4720.0</text:p>
          </table:table-cell>
          <table:table-cell office:value-type="float" office:value="100.0">
            <text:p>10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5.04">
            <text:p>15.04</text:p>
          </table:table-cell>
          <table:table-cell office:value-type="float" office:value="0.24">
            <text:p>0.24</text:p>
          </table:table-cell>
          <table:table-cell office:value-type="float" office:value="0.24">
            <text:p>0.2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3">
            <text:p>KLR3</text:p>
          </table:table-cell>
          <table:table-cell office:value-type="float" office:value="67.008">
            <text:p>67.008</text:p>
          </table:table-cell>
          <table:table-cell office:value-type="float" office:value="-50.683">
            <text:p>-50.683</text:p>
          </table:table-cell>
          <table:table-cell office:value-type="float" office:value="5930.0">
            <text:p>5930.0</text:p>
          </table:table-cell>
          <table:table-cell office:value-type="float" office:value="150.0">
            <text:p>15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7.93">
            <text:p>27.93</text:p>
          </table:table-cell>
          <table:table-cell office:value-type="float" office:value="0.26">
            <text:p>0.26</text:p>
          </table:table-cell>
          <table:table-cell office:value-type="float" office:value="0.26">
            <text:p>0.26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4">
            <text:p>KLR4</text:p>
          </table:table-cell>
          <table:table-cell office:value-type="float" office:value="67.008">
            <text:p>67.008</text:p>
          </table:table-cell>
          <table:table-cell office:value-type="float" office:value="-50.685">
            <text:p>-50.685</text:p>
          </table:table-cell>
          <table:table-cell office:value-type="float" office:value="6570.0">
            <text:p>6570.0</text:p>
          </table:table-cell>
          <table:table-cell office:value-type="float" office:value="170.0">
            <text:p>17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34.78">
            <text:p>34.78</text:p>
          </table:table-cell>
          <table:table-cell office:value-type="float" office:value="0.29">
            <text:p>0.29</text:p>
          </table:table-cell>
          <table:table-cell office:value-type="float" office:value="0.29">
            <text:p>0.29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6">
            <text:p>KLR6</text:p>
          </table:table-cell>
          <table:table-cell office:value-type="float" office:value="67.005">
            <text:p>67.005</text:p>
          </table:table-cell>
          <table:table-cell office:value-type="float" office:value="-50.689">
            <text:p>-50.689</text:p>
          </table:table-cell>
          <table:table-cell office:value-type="float" office:value="4890.0">
            <text:p>4890.0</text:p>
          </table:table-cell>
          <table:table-cell office:value-type="float" office:value="180.0">
            <text:p>18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6.39">
            <text:p>16.39</text:p>
          </table:table-cell>
          <table:table-cell office:value-type="float" office:value="0.13">
            <text:p>0.13</text:p>
          </table:table-cell>
          <table:table-cell office:value-type="float" office:value="0.13">
            <text:p>0.13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5">
            <text:p>KLR5</text:p>
          </table:table-cell>
          <table:table-cell office:value-type="float" office:value="67.006">
            <text:p>67.006</text:p>
          </table:table-cell>
          <table:table-cell office:value-type="float" office:value="-50.686">
            <text:p>-50.686</text:p>
          </table:table-cell>
          <table:table-cell office:value-type="float" office:value="4990.0">
            <text:p>4990.0</text:p>
          </table:table-cell>
          <table:table-cell office:value-type="float" office:value="160.0">
            <text:p>160.0</text:p>
          </table:table-cell>
          <table:table-cell office:value-type="string" office:value="Strath terrace bedrock">
            <text:p>Strath terrace bedrock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18.59">
            <text:p>18.59</text:p>
          </table:table-cell>
          <table:table-cell office:value-type="float" office:value="0.18">
            <text:p>0.18</text:p>
          </table:table-cell>
          <table:table-cell office:value-type="float" office:value="0.18">
            <text:p>0.18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cosmogenic 10Be">
            <text:p>cosmogenic 10Be</text:p>
          </table:table-cell>
          <table:table-cell office:value-type="string" office:value="KLR2">
            <text:p>KLR2</text:p>
          </table:table-cell>
          <table:table-cell office:value-type="float" office:value="67.008">
            <text:p>67.008</text:p>
          </table:table-cell>
          <table:table-cell office:value-type="float" office:value="-50.682">
            <text:p>-50.682</text:p>
          </table:table-cell>
          <table:table-cell office:value-type="float" office:value="5560.0">
            <text:p>5560.0</text:p>
          </table:table-cell>
          <table:table-cell office:value-type="float" office:value="160.0">
            <text:p>160.0</text:p>
          </table:table-cell>
          <table:table-cell office:value-type="string" office:value="Exposed bedrock ridge">
            <text:p>Exposed bedrock ridge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21.51">
            <text:p>21.51</text:p>
          </table:table-cell>
          <table:table-cell office:value-type="float" office:value="0.34">
            <text:p>0.34</text:p>
          </table:table-cell>
          <table:table-cell office:value-type="float" office:value="0.34">
            <text:p>0.34</text:p>
          </table:table-cell>
          <table:table-cell office:value-type="string" office:value="BiermanEtal2018">
            <text:p>BiermanEtal2018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0">
            <text:p>I-6430</text:p>
          </table:table-cell>
          <table:table-cell office:value-type="float" office:value="67.017">
            <text:p>67.017</text:p>
          </table:table-cell>
          <table:table-cell office:value-type="float" office:value="-51.233">
            <text:p>-51.233</text:p>
          </table:table-cell>
          <table:table-cell office:value-type="float" office:value="8175.0">
            <text:p>8175.0</text:p>
          </table:table-cell>
          <table:table-cell office:value-type="float" office:value="129.0">
            <text:p>129.0</text:p>
          </table:table-cell>
          <table:table-cell office:value-type="string" office:value="Balanus balanus, Tellina calcarea, Cardium echinatum">
            <text:p>Balanus balanus, Tellina calcarea, Cardium echin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3.0">
            <text:p>43.0</text:p>
          </table:table-cell>
          <table:table-cell office:value-type="float" office:value="8.6">
            <text:p>8.6</text:p>
          </table:table-cell>
          <table:table-cell office:value-type="float" office:value="8.6">
            <text:p>8.6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0">
            <text:p>I-5510</text:p>
          </table:table-cell>
          <table:table-cell office:value-type="float" office:value="66.717">
            <text:p>66.717</text:p>
          </table:table-cell>
          <table:table-cell office:value-type="float" office:value="-51.437">
            <text:p>-51.437</text:p>
          </table:table-cell>
          <table:table-cell office:value-type="float" office:value="6020.0">
            <text:p>602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4">
            <text:p>K-1664</text:p>
          </table:table-cell>
          <table:table-cell office:value-type="float" office:value="67.027">
            <text:p>67.027</text:p>
          </table:table-cell>
          <table:table-cell office:value-type="float" office:value="-50.727">
            <text:p>-50.727</text:p>
          </table:table-cell>
          <table:table-cell office:value-type="float" office:value="7545.0">
            <text:p>7545.0</text:p>
          </table:table-cell>
          <table:table-cell office:value-type="float" office:value="134.0">
            <text:p>13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5">
            <text:p>47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663">
            <text:p>K-1663</text:p>
          </table:table-cell>
          <table:table-cell office:value-type="float" office:value="67.027">
            <text:p>67.027</text:p>
          </table:table-cell>
          <table:table-cell office:value-type="float" office:value="-51.407">
            <text:p>-51.407</text:p>
          </table:table-cell>
          <table:table-cell office:value-type="float" office:value="8635.0">
            <text:p>8635.0</text:p>
          </table:table-cell>
          <table:table-cell office:value-type="float" office:value="144.0">
            <text:p>14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00.0">
            <text:p>100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4">
            <text:p>I-6434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7295.0">
            <text:p>7295.0</text:p>
          </table:table-cell>
          <table:table-cell office:value-type="float" office:value="124.0">
            <text:p>124.0</text:p>
          </table:table-cell>
          <table:table-cell office:value-type="string" office:value="Mya truncata, Hiatella arctica, Mytilus edulis, Balanus balanus">
            <text:p>Mya truncata, Hiatella arctica, Mytilus edulis, Balanus balanu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7">
            <text:p>47.7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6433">
            <text:p>I-6433</text:p>
          </table:table-cell>
          <table:table-cell office:value-type="float" office:value="66.983">
            <text:p>66.983</text:p>
          </table:table-cell>
          <table:table-cell office:value-type="float" office:value="-51.167">
            <text:p>-51.167</text:p>
          </table:table-cell>
          <table:table-cell office:value-type="float" office:value="6315.0">
            <text:p>6315.0</text:p>
          </table:table-cell>
          <table:table-cell office:value-type="float" office:value="120.0">
            <text:p>120.0</text:p>
          </table:table-cell>
          <table:table-cell office:value-type="string" office:value="Mya truncata, Macoma calcarea">
            <text:p>Mya truncata, Macoma calcarea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22.8">
            <text:p>22.8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9">
            <text:p>I-5589</text:p>
          </table:table-cell>
          <table:table-cell office:value-type="float" office:value="67.037">
            <text:p>67.037</text:p>
          </table:table-cell>
          <table:table-cell office:value-type="float" office:value="-50.627">
            <text:p>-50.627</text:p>
          </table:table-cell>
          <table:table-cell office:value-type="float" office:value="6910.0">
            <text:p>691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0.0">
            <text:p>40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8">
            <text:p>I-5588</text:p>
          </table:table-cell>
          <table:table-cell office:value-type="float" office:value="66.833">
            <text:p>66.833</text:p>
          </table:table-cell>
          <table:table-cell office:value-type="float" office:value="-51.083">
            <text:p>-51.083</text:p>
          </table:table-cell>
          <table:table-cell office:value-type="float" office:value="6435.0">
            <text:p>6435.0</text:p>
          </table:table-cell>
          <table:table-cell office:value-type="float" office:value="120.0">
            <text:p>120.0</text:p>
          </table:table-cell>
          <table:table-cell office:value-type="string" office:value="Mya truncata, Mya truncata forma ovata, Hiatella arctica, Macoma calcarea, Astarte borealis, Astarte cf. Montagui, Cardium ciliatum, Serripes groenlandicum">
            <text:p>Mya truncata, Mya truncata forma ovata, Hiatella arctica, Macoma calcarea, Astarte borealis, Astarte cf. Montagui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87">
            <text:p>I-5587</text:p>
          </table:table-cell>
          <table:table-cell office:value-type="float" office:value="66.837">
            <text:p>66.837</text:p>
          </table:table-cell>
          <table:table-cell office:value-type="float" office:value="-50.107">
            <text:p>-50.107</text:p>
          </table:table-cell>
          <table:table-cell office:value-type="float" office:value="4740.0">
            <text:p>4740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2">
            <text:p>I-5512</text:p>
          </table:table-cell>
          <table:table-cell office:value-type="float" office:value="67.007">
            <text:p>67.007</text:p>
          </table:table-cell>
          <table:table-cell office:value-type="float" office:value="-50.697">
            <text:p>-50.697</text:p>
          </table:table-cell>
          <table:table-cell office:value-type="float" office:value="7430.0">
            <text:p>7430.0</text:p>
          </table:table-cell>
          <table:table-cell office:value-type="float" office:value="124.0">
            <text:p>124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47.0">
            <text:p>47.0</text:p>
          </table:table-cell>
          <table:table-cell office:value-type="float" office:value="7.0">
            <text:p>7.0</text:p>
          </table:table-cell>
          <table:table-cell office:value-type="float" office:value="7.0">
            <text:p>7.0</text:p>
          </table:table-cell>
          <table:table-cell office:value-type="string" office:value="TenBrinkWeidick1974,TenBrink1975,vanTatenhoveEtal1996,Weidick1972a">
            <text:p>TenBrinkWeidick1974,TenBrink1975,vanTatenhoveEtal1996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11">
            <text:p>I-5511</text:p>
          </table:table-cell>
          <table:table-cell office:value-type="float" office:value="66.983">
            <text:p>66.983</text:p>
          </table:table-cell>
          <table:table-cell office:value-type="float" office:value="-50.7">
            <text:p>-50.7</text:p>
          </table:table-cell>
          <table:table-cell office:value-type="float" office:value="6450.0">
            <text:p>6450.0</text:p>
          </table:table-cell>
          <table:table-cell office:value-type="float" office:value="120.0">
            <text:p>120.0</text:p>
          </table:table-cell>
          <table:table-cell office:value-type="string" office:value="Mytilus edulis, Balanus balanus, Hiatella arcttca, Mya truncata, Macoma calcarea, Serripes sp., Cardium ciliatum">
            <text:p>Mytilus edulis, Balanus balanus, Hiatella arcttca, Mya truncata, Macoma calcarea, Serripes sp., Cardium ciliat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4.0">
            <text:p>24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8">
            <text:p>Curl-10988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245.0">
            <text:p>624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6.0">
            <text:p>2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9">
            <text:p>I-5509</text:p>
          </table:table-cell>
          <table:table-cell office:value-type="float" office:value="66.7">
            <text:p>66.7</text:p>
          </table:table-cell>
          <table:table-cell office:value-type="float" office:value="-51.4">
            <text:p>-51.4</text:p>
          </table:table-cell>
          <table:table-cell office:value-type="float" office:value="3566.0">
            <text:p>3566.0</text:p>
          </table:table-cell>
          <table:table-cell office:value-type="float" office:value="106.0">
            <text:p>106.0</text:p>
          </table:table-cell>
          <table:table-cell office:value-type="string" office:value="lacustrine peat">
            <text:p>lacustrine pea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8">
            <text:p>I-5508</text:p>
          </table:table-cell>
          <table:table-cell office:value-type="float" office:value="66.717">
            <text:p>66.717</text:p>
          </table:table-cell>
          <table:table-cell office:value-type="float" office:value="-51.4">
            <text:p>-51.4</text:p>
          </table:table-cell>
          <table:table-cell office:value-type="float" office:value="7665.0">
            <text:p>7665.0</text:p>
          </table:table-cell>
          <table:table-cell office:value-type="float" office:value="124.0">
            <text:p>124.0</text:p>
          </table:table-cell>
          <table:table-cell office:value-type="string" office:value="Balanus balanus, Mya truncata, Hiatella arctica, Cardium ciliatum, Astarte montagui">
            <text:p>Balanus balanus, Mya truncata, Hiatella arctica, Cardium ciliatum, Astarte montagui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4.0">
            <text:p>1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7">
            <text:p>I-5507</text:p>
          </table:table-cell>
          <table:table-cell office:value-type="float" office:value="66.717">
            <text:p>66.717</text:p>
          </table:table-cell>
          <table:table-cell office:value-type="float" office:value="-51.433">
            <text:p>-51.433</text:p>
          </table:table-cell>
          <table:table-cell office:value-type="float" office:value="2696.0">
            <text:p>2696.0</text:p>
          </table:table-cell>
          <table:table-cell office:value-type="float" office:value="102.0">
            <text:p>102.0</text:p>
          </table:table-cell>
          <table:table-cell office:value-type="string" office:value="lacustine peat">
            <text:p>lacust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12.0">
            <text:p>12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6">
            <text:p>I-5506</text:p>
          </table:table-cell>
          <table:table-cell office:value-type="float" office:value="66.737">
            <text:p>66.737</text:p>
          </table:table-cell>
          <table:table-cell office:value-type="float" office:value="-51.477">
            <text:p>-51.47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1.0">
            <text:p>11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TenBrinkWeidick1974,TenBrink1975,vanTatenhoveEtal1996,,Weidick1972a">
            <text:p>TenBrinkWeidick1974,TenBrink1975,vanTatenhoveEtal1996,,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5">
            <text:p>I-5505</text:p>
          </table:table-cell>
          <table:table-cell office:value-type="float" office:value="66.733">
            <text:p>66.733</text:p>
          </table:table-cell>
          <table:table-cell office:value-type="float" office:value="-51.467">
            <text:p>-51.467</text:p>
          </table:table-cell>
          <table:table-cell office:value-type="float" office:value="6250.0">
            <text:p>6250.0</text:p>
          </table:table-cell>
          <table:table-cell office:value-type="float" office:value="120.0">
            <text:p>120.0</text:p>
          </table:table-cell>
          <table:table-cell office:value-type="string" office:value="Mytilus edulis, Balanus sp., Hiatella arctica, Macoma torelli, Mya truncata, Macoma calcarea and Serripes groenlandicum">
            <text:p>Mytilus edulis, Balanus sp., Hiatella arctica, Macoma torelli, Mya truncata, Macoma calcarea and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K-1715">
            <text:p>K-1715</text:p>
          </table:table-cell>
          <table:table-cell office:value-type="float" office:value="67.057">
            <text:p>67.057</text:p>
          </table:table-cell>
          <table:table-cell office:value-type="float" office:value="-50.567">
            <text:p>-50.567</text:p>
          </table:table-cell>
          <table:table-cell office:value-type="float" office:value="6035.0">
            <text:p>6035.0</text:p>
          </table:table-cell>
          <table:table-cell office:value-type="float" office:value="115.0">
            <text:p>115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0.0">
            <text:p/>
          </table:table-cell>
          <table:table-cell office:value-type="float" office:value="12.5">
            <text:p>12.5</text:p>
          </table:table-cell>
          <table:table-cell office:value-type="float" office:value="2.5">
            <text:p>2.5</text:p>
          </table:table-cell>
          <table:table-cell office:value-type="float" office:value="2.5">
            <text:p>2.5</text:p>
          </table:table-cell>
          <table:table-cell office:value-type="string" office:value="Weidick1972,TenBrinkWeidick1974,vanTatenhoveEtal1996">
            <text:p>Weidick1972,TenBrinkWeidick1974,vanTatenhoveEtal1996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504">
            <text:p>I-5504</text:p>
          </table:table-cell>
          <table:table-cell office:value-type="float" office:value="66.833">
            <text:p>66.833</text:p>
          </table:table-cell>
          <table:table-cell office:value-type="float" office:value="-50.717">
            <text:p>-50.717</text:p>
          </table:table-cell>
          <table:table-cell office:value-type="float" office:value="6555.0">
            <text:p>6555.0</text:p>
          </table:table-cell>
          <table:table-cell office:value-type="float" office:value="120.0">
            <text:p>120.0</text:p>
          </table:table-cell>
          <table:table-cell office:value-type="string" office:value="Mya truncata, Hiatella arctica, Balanus balanus, Macoma calcarea, Cardium ciliatum, Serripes groenlandicum">
            <text:p>Mya truncata, Hiatella arctica, Balanus balanus, Macoma calcarea, Cardium ciliatum, Serripes groenlandicum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34.0">
            <text:p>34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I-5424">
            <text:p>I-5424</text:p>
          </table:table-cell>
          <table:table-cell office:value-type="float" office:value="66.833">
            <text:p>66.833</text:p>
          </table:table-cell>
          <table:table-cell office:value-type="float" office:value="-50.933">
            <text:p>-50.933</text:p>
          </table:table-cell>
          <table:table-cell office:value-type="float" office:value="3976.0">
            <text:p>3976.0</text:p>
          </table:table-cell>
          <table:table-cell office:value-type="float" office:value="111.0">
            <text:p>111.0</text:p>
          </table:table-cell>
          <table:table-cell office:value-type="string" office:value="lacustrine peat">
            <text:p>lacustrine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57.0">
            <text:p>57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0">
            <text:p>Curl-10990</text:p>
          </table:table-cell>
          <table:table-cell office:value-type="float" office:value="67.004">
            <text:p>67.004</text:p>
          </table:table-cell>
          <table:table-cell office:value-type="float" office:value="-50.766">
            <text:p>-50.766</text:p>
          </table:table-cell>
          <table:table-cell office:value-type="float" office:value="7725.0">
            <text:p>7725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4">
            <text:p>Curl-10994</text:p>
          </table:table-cell>
          <table:table-cell office:value-type="float" office:value="67.003">
            <text:p>67.003</text:p>
          </table:table-cell>
          <table:table-cell office:value-type="float" office:value="-50.766">
            <text:p>-50.766</text:p>
          </table:table-cell>
          <table:table-cell office:value-type="float" office:value="6275.0">
            <text:p>627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2.0">
            <text:p>12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95">
            <text:p>Curl-10995</text:p>
          </table:table-cell>
          <table:table-cell office:value-type="float" office:value="67.008">
            <text:p>67.008</text:p>
          </table:table-cell>
          <table:table-cell office:value-type="float" office:value="-50.763">
            <text:p>-50.763</text:p>
          </table:table-cell>
          <table:table-cell office:value-type="float" office:value="6430.0">
            <text:p>6430.0</text:p>
          </table:table-cell>
          <table:table-cell office:value-type="float" office:value="20.0">
            <text:p>20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1000">
            <text:p>Curl-11000</text:p>
          </table:table-cell>
          <table:table-cell office:value-type="float" office:value="66.978">
            <text:p>66.978</text:p>
          </table:table-cell>
          <table:table-cell office:value-type="float" office:value="-50.919">
            <text:p>-50.919</text:p>
          </table:table-cell>
          <table:table-cell office:value-type="float" office:value="7625.0">
            <text:p>7625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Curl-10986">
            <text:p>Curl-10986</text:p>
          </table:table-cell>
          <table:table-cell office:value-type="float" office:value="66.999">
            <text:p>66.999</text:p>
          </table:table-cell>
          <table:table-cell office:value-type="float" office:value="-50.681">
            <text:p>-50.681</text:p>
          </table:table-cell>
          <table:table-cell office:value-type="float" office:value="6460.0">
            <text:p>6460.0</text:p>
          </table:table-cell>
          <table:table-cell office:value-type="float" office:value="15.0">
            <text:p>15.0</text:p>
          </table:table-cell>
          <table:table-cell office:value-type="string" office:value="Shell">
            <text:p>Shell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13.0">
            <text:p>13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StormsEtal2012">
            <text:p>StormsEtal2012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W-173">
            <text:p>UW-173</text:p>
          </table:table-cell>
          <table:table-cell office:value-type="float" office:value="66.867">
            <text:p>66.867</text:p>
          </table:table-cell>
          <table:table-cell office:value-type="float" office:value="-50.633">
            <text:p>-50.633</text:p>
          </table:table-cell>
          <table:table-cell office:value-type="float" office:value="2716.0">
            <text:p>2716.0</text:p>
          </table:table-cell>
          <table:table-cell office:value-type="float" office:value="102.0">
            <text:p>102.0</text:p>
          </table:table-cell>
          <table:table-cell office:value-type="string" office:value="basal peat">
            <text:p>basal 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0">
            <text:p>35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Kangerlussuaq">
            <text:p>Kangerlussuaq</text:p>
          </table:table-cell>
          <table:table-cell office:value-type="string" office:value="radiocarbon">
            <text:p>radiocarbon</text:p>
          </table:table-cell>
          <table:table-cell office:value-type="string" office:value="UtC-3522">
            <text:p>UtC-3522</text:p>
          </table:table-cell>
          <table:table-cell office:value-type="float" office:value="67.007">
            <text:p>67.007</text:p>
          </table:table-cell>
          <table:table-cell office:value-type="float" office:value="-50.687">
            <text:p>-50.687</text:p>
          </table:table-cell>
          <table:table-cell office:value-type="float" office:value="7500.0">
            <text:p>7500.0</text:p>
          </table:table-cell>
          <table:table-cell office:value-type="float" office:value="70.0">
            <text:p>70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39.0">
            <text:p>39.0</text:p>
          </table:table-cell>
          <table:table-cell office:value-type="float" office:value="107.0">
            <text:p>107.0</text:p>
          </table:table-cell>
          <table:table-cell office:value-type="float" office:value="-1.0">
            <text:p>-1.0</text:p>
          </table:table-cell>
          <table:table-cell office:value-type="float" office:value="21.0">
            <text:p>21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vanTatenhoveEtal1996">
            <text:p>vanTatenhoveEtal199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